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bold" svg:font-family="FreeSans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FreeSansbold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cccff" style:font-name="FreeSansbold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cccff" style:font-name="FreeSansbold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-0.03cm" style:auto-text-indent="false">
        <style:tab-stops/>
      </style:paragraph-properties>
      <style:text-properties fo:color="#000000" style:font-name="FreeSansbold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-0.03cm" style:auto-text-indent="false">
        <style:tab-stops/>
      </style:paragraph-properties>
      <style:text-properties fo:color="#000000" style:font-name="FreeSansbold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FreeSansbold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ff0000" style:font-name="FreeSansbold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FreeSansbold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FreeSansbold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bold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bold" fo:font-size="15pt" fo:font-weight="bold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FreeSansbold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cccff" style:font-name="FreeSansbold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ccccff"/>
    </style:style>
    <style:style style:name="T2" style:family="text">
      <style:text-properties style:font-size-asian="12.25pt"/>
    </style:style>
    <style:style style:name="T3" style:family="text">
      <style:text-properties fo:color="#ff0000"/>
    </style:style>
    <style:style style:name="fr1" style:family="graphic" style:parent-style-name="Frame">
      <style:graphic-properties style:run-through="foreground" style:wrap="none" style:vertical-pos="top" style:vertical-rel="paragraph" style:horizontal-pos="from-left" style:horizontal-rel="paragraph" style:shadow="non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" style:horizontal-pos="from-left" style:horizontal-rel="paragraph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paraturauftrag</text:p>
      <text:p text:style-name="P11"/>
      <text:p text:style-name="P8"><draw:frame draw:style-name="fr1" draw:name="Rahmen1" text:anchor-type="paragraph" svg:x="0.019cm" svg:width="8.204cm" draw:z-index="1"><draw:text-box fo:min-height="4.339cm"><text:p text:style-name="P4">Kunde:<text:tab/></text:p><text:p text:style-name="P1">Straße: <text:tab/></text:p><text:p text:style-name="P1">Ort:<text:tab/><text:tab/></text:p><text:p text:style-name="P1">Telefon:<text:span text:style-name="T1"><text:tab/></text:span></text:p><text:p text:style-name="P1">Mobil:</text:p><text:p text:style-name="P1">Bearbtr:</text:p></draw:text-box></draw:frame><draw:frame draw:style-name="fr2" draw:name="Rahmen2" text:anchor-type="paragraph" svg:x="8.433cm" svg:width="8.495cm" draw:z-index="0"><draw:text-box fo:min-height="4.329cm"><text:p text:style-name="P9">KBA:<text:tab/><text:tab/><text:tab/></text:p><text:p text:style-name="P9">Baujahr:<text:tab/><text:tab/><text:tab/></text:p><text:p text:style-name="P9">FIN:<text:tab/></text:p><text:p text:style-name="P9"><text:span text:style-name="T2">MKB:<text:tab/><text:tab/><text:tab/></text:span><text:tab/></text:p><text:p text:style-name="P9">HU/AU:<text:tab/><text:tab/></text:p><text:p text:style-name="P9">KM-Stand: </text:p><text:p text:style-name="P9">Abgasschl.:</text:p></draw:text-box></draw:frame><text:span text:style-name="T3">Fertigstellung:</text:span></text:p>
      <text:p text:style-name="P7"/>
      <text:p text:style-name="P6">Hiermit gebe ich folgende Leistungen in Auftrag und bestätige mit meiner Unterschrift den Werksvertrag und die Anerkennung der AGB.</text:p>
      <text:p text:style-name="P5"/>
      <text:p text:style-name="P5"><text:tab/></text:p>
      <text:p text:style-name="P2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um: <text:tab/><text:tab/><text:tab/><text:tab/><text:tab/>Unterschrift: 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bold" svg:font-family="FreeSans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ronny</meta:initial-creator>
    <meta:creation-date>2010-08-06T06:27:16</meta:creation-date>
    <dc:creator>root </dc:creator>
    <dc:date>2012-02-16T12:16:19</dc:date>
    <meta:editing-cycles>14</meta:editing-cycles>
    <meta:editing-duration>PT4H2M30S</meta:editing-duration>
    <meta:document-statistic meta:table-count="0" meta:image-count="0" meta:object-count="0" meta:page-count="1" meta:paragraph-count="18" meta:word-count="37" meta:character-count="318" meta:non-whitespace-character-count="272"/>
    <meta:user-defined meta:name="Info 1"/>
    <meta:user-defined meta:name="Info 2"/>
    <meta:user-defined meta:name="Info 3"/>
    <meta:user-defined meta:name="Info 4"/>
  </office:meta>
</office:document-meta>
</file>